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D96CFDF08D88E7F9.png" manifest:media-type="image/png"/>
  <manifest:file-entry manifest:full-path="Pictures/1000020100000037000000408E70D8F648F2B7D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28" style:family="paragraph" style:parent-style-name="Footer">
      <style:text-properties fo:font-size="2pt" style:font-size-asian="1.75pt" style:font-size-complex="2pt"/>
    </style:style>
    <style:style style:name="P2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4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5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6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6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71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72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73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74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75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76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77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line-height="115%"/>
      <style:text-properties officeooo:paragraph-rsid="00534272"/>
    </style:style>
    <style:style style:name="P79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80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81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85" style:family="paragraph">
      <loext:graphic-properties draw:fill-color="#2c3756"/>
    </style:style>
    <style:style style:name="P8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line-height="150%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6ee06b"/>
    </style:style>
    <style:style style:name="T3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8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1">Plan de proyecto</text:p>
      <text:p text:style-name="P62"><draw:frame draw:style-name="fr2" draw:name="Image1" text:anchor-type="as-char" svg:width="14.6cm" svg:height="6.6cm" draw:z-index="13"><draw:image xlink:href="Pictures/1000020100000226000000FA9C3F27F97A3CB667.png" xlink:type="simple" xlink:show="embed" xlink:actuate="onLoad" loext:mime-type="image/png"/></draw:frame></text:p>
      <text:p text:style-name="P50"><text:span text:style-name="T5">Proyecto </text:span><text:span text:style-name="T6">Colibrí</text:span></text:p>
      <text:p text:style-name="P29"/>
      <text:p text:style-name="P32">Asignatura</text:p>
      <text:p text:style-name="P29">Laboratorio de desarrollo de software</text:p>
      <text:p text:style-name="P29"/>
      <text:p text:style-name="P32">Autor</text:p>
      <text:p text:style-name="P31">Cinthia Lima <text:span text:style-name="T4">y</text:span> <text:span text:style-name="T3">Ariel Machini</text:span></text:p>
      <text:p text:style-name="P29"/>
      <text:p text:style-name="P32">Fecha de redacción</text:p>
      <text:p text:style-name="P29"><text:span text:style-name="T8">10</text:span>/<text:span text:style-name="T7">09</text:span>/<text:span text:style-name="T7">2017</text:span></text:p>
      <text:p text:style-name="P63"><draw:custom-shape text:anchor-type="paragraph" draw:z-index="1" draw:name="Shape1" draw:style-name="gr2" draw:text-style-name="P8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8" svg:width="6.501cm" svg:height="18.5cm" svg:x="0.499cm" svg:y="0.75cm"><draw:text-box><text:p text:style-name="P87"><text:span text:style-name="T36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64">Índice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25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25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25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25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26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26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27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27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27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27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27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27">Página 8</text:p>
          </table:table-cell>
        </table:table-row>
      </table:table>
      <text:p text:style-name="P33"/>
      <text:p text:style-name="P65">Plan de Proyecto</text:p>
      <text:p text:style-name="P47"/>
      <text:p text:style-name="P53">Introducción</text:p>
      <text:p text:style-name="P38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34"/>
      <text:p text:style-name="P54">Alcance del proyecto</text:p>
      <text:p text:style-name="P39">Casos de uso detectados.</text:p>
      <text:list xml:id="list3016975795" text:style-name="L1">
        <text:list-item>
          <text:p text:style-name="P71">Fase <text:span text:style-name="T33">Inicio</text:span></text:p>
          <text:list>
            <text:list-item>
              <text:p text:style-name="P71">Iteración 1</text:p>
              <text:list>
                <text:list-item>
                  <text:p text:style-name="P71">Completado y envió de formularios</text:p>
                </text:list-item>
                <text:list-item>
                  <text:p text:style-name="P71">Creación de formulario</text:p>
                </text:list-item>
                <text:list-item>
                  <text:p text:style-name="P71">Eliminación de formulario</text:p>
                </text:list-item>
                <text:list-item>
                  <text:p text:style-name="P71">Modificación de formulario</text:p>
                </text:list-item>
                <text:list-item>
                  <text:p text:style-name="P71">Ingreso al sistema con correo institucional</text:p>
                </text:list-item>
                <text:list-item>
                  <text:p text:style-name="P71">Validación de usuario</text:p>
                </text:list-item>
                <text:list-item>
                  <text:p text:style-name="P71">Buscar formularios</text:p>
                </text:list-item>
                <text:list-item>
                  <text:p text:style-name="P71">Salir de la aplicación</text:p>
                </text:list-item>
              </text:list>
            </text:list-item>
          </text:list>
        </text:list-item>
        <text:list-item>
          <text:p text:style-name="P72">Fase Elaboración</text:p>
          <text:list>
            <text:list-item>
              <text:p text:style-name="P72">Iteración 2</text:p>
              <text:list>
                <text:list-item>
                  <text:p text:style-name="P73">Inicio de sesión </text:p>
                </text:list-item>
                <text:list-item>
                  <text:p text:style-name="P73">ABM Formulario</text:p>
                </text:list-item>
                <text:list-item>
                  <text:p text:style-name="P73">ABM de gestores de formularios</text:p>
                </text:list-item>
                <text:list-item>
                  <text:p text:style-name="P73">Administrador de contenido de formularios</text:p>
                </text:list-item>
                <text:list-item>
                  <text:p text:style-name="P73">Buscar formularios creados</text:p>
                </text:list-item>
                <text:list-item>
                  <text:p text:style-name="P74"><text:soft-page-break/>Generar Informes</text:p>
                </text:list-item>
              </text:list>
            </text:list-item>
          </text:list>
        </text:list-item>
      </text:list>
      <text:p text:style-name="P35"/>
      <text:p text:style-name="P55"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2">Descripción</text:p>
          </table:table-cell>
          <table:table-cell table:style-name="Tabla1.A1" office:value-type="string">
            <text:p text:style-name="P22">Fecha de <text:span text:style-name="T27">e</text:span>ntrega</text:p>
          </table:table-cell>
          <table:table-cell table:style-name="Tabla1.A1" office:value-type="string">
            <text:p text:style-name="P22">Lugar de <text:span text:style-name="T27">e</text:span>ntrega</text:p>
          </table:table-cell>
          <table:table-cell table:style-name="Tabla1.D1" office:value-type="string">
            <text:p text:style-name="P22">Condición de satisfacción</text:p>
          </table:table-cell>
        </table:table-row>
        <table:table-row>
          <table:table-cell table:style-name="Tabla1.A2" table:number-columns-spanned="4" office:value-type="string">
            <text:p text:style-name="P24">Entregables 1r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7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8">Laboratorio A4</text:p>
          </table:table-cell>
          <table:table-cell table:style-name="Tabla1.D3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4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5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6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Plan de <text:span text:style-name="T29">i</text:span>teración</text:p>
          </table:table-cell>
          <table:table-cell table:style-name="Tabla1.B7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7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6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5">Laboratorio A4</text:p>
          </table:table-cell>
          <table:table-cell table:style-name="Tabla1.D8" office:value-type="string">
            <text:p text:style-name="P14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4">Entregables 2d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1">Modelo de datos</text:p>
          </table:table-cell>
          <table:table-cell table:style-name="Tabla1.B10" office:value-type="string">
            <text:p text:style-name="P68">14/11/17</text:p>
          </table:table-cell>
          <table:table-cell table:style-name="Tabla1.B10" office:value-type="string">
            <text:p text:style-name="P69">Laboratorio A4</text:p>
          </table:table-cell>
          <table:table-cell table:style-name="Tabla1.D10" office:value-type="string">
            <text:p text:style-name="P70">Aceptación por parte del cliente </text:p>
          </table:table-cell>
        </table:table-row>
        <table:table-row>
          <table:table-cell table:style-name="Tabla1.A3" office:value-type="string">
            <text:p text:style-name="P82">Modelo de casos de uso</text:p>
          </table:table-cell>
          <table:table-cell table:style-name="Tabla1.B10" office:value-type="string">
            <text:p text:style-name="P68">14/11/17</text:p>
          </table:table-cell>
          <table:table-cell table:style-name="Tabla1.B10" office:value-type="string">
            <text:p text:style-name="P69">Laboratorio A4</text:p>
          </table:table-cell>
          <table:table-cell table:style-name="Tabla1.D10" office:value-type="string">
            <text:p text:style-name="P70">Aceptación por parte del cliente </text:p>
          </table:table-cell>
        </table:table-row>
        <table:table-row>
          <table:table-cell table:style-name="Tabla1.A3" office:value-type="string">
            <text:p text:style-name="P82">Plan de pruebas</text:p>
          </table:table-cell>
          <table:table-cell table:style-name="Tabla1.B10" office:value-type="string">
            <text:p text:style-name="P68">14/11/17</text:p>
          </table:table-cell>
          <table:table-cell table:style-name="Tabla1.B10" office:value-type="string">
            <text:p text:style-name="P69">Laboratorio A4</text:p>
          </table:table-cell>
          <table:table-cell table:style-name="Tabla1.D10" office:value-type="string">
            <text:p text:style-name="P70">Aceptación por parte del cliente </text:p>
          </table:table-cell>
        </table:table-row>
        <text:soft-page-break/>
        <table:table-row>
          <table:table-cell table:style-name="Tabla1.A3" office:value-type="string">
            <text:p text:style-name="P83">Gestión de riesgos</text:p>
          </table:table-cell>
          <table:table-cell table:style-name="Tabla1.B10" office:value-type="string">
            <text:p text:style-name="P68">14/11/17</text:p>
          </table:table-cell>
          <table:table-cell table:style-name="Tabla1.B10" office:value-type="string">
            <text:p text:style-name="P69">Laboratorio A4</text:p>
          </table:table-cell>
          <table:table-cell table:style-name="Tabla1.D10" office:value-type="string">
            <text:p text:style-name="P70">Aceptación por parte del cliente </text:p>
          </table:table-cell>
        </table:table-row>
        <table:table-row>
          <table:table-cell table:style-name="Tabla1.A3" office:value-type="string">
            <text:p text:style-name="P84">Implementación de 3 casos de uso<text:span text:style-name="T34">(Web)</text:span></text:p>
          </table:table-cell>
          <table:table-cell table:style-name="Tabla1.B10" office:value-type="string">
            <text:p text:style-name="P68">14/11/17</text:p>
          </table:table-cell>
          <table:table-cell table:style-name="Tabla1.B10" office:value-type="string">
            <text:p text:style-name="P69">Laboratorio A4</text:p>
          </table:table-cell>
          <table:table-cell table:style-name="Tabla1.D10" office:value-type="string">
            <text:p text:style-name="P70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67">Entregables <text:span text:style-name="T34">3r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4">-</text:p>
          </table:table-cell>
          <table:table-cell table:style-name="Tabla1.B10" office:value-type="string">
            <text:p text:style-name="P24">-</text:p>
          </table:table-cell>
          <table:table-cell table:style-name="Tabla1.B10" office:value-type="string">
            <text:p text:style-name="P24">-</text:p>
          </table:table-cell>
          <table:table-cell table:style-name="Tabla1.D10" office:value-type="string">
            <text:p text:style-name="P24">-</text:p>
          </table:table-cell>
        </table:table-row>
      </table:table>
      <text:p text:style-name="P36"/>
      <text:p text:style-name="P52">Estrategia de evolución del <text:span text:style-name="T29">p</text:span>lan</text:p>
      <text:p text:style-name="P40">Este plan será revisado al inicio de cada fase y será modificado si es necesario. El encargado de realizar las modificaciones será un miembro del equipo de desarrollo.</text:p>
      <text:p text:style-name="P40">La evolución de este documento podrá ser vista por el equipo de desarrollo ya que se encontrará en el repositorio compartido.</text:p>
      <text:p text:style-name="P40"/>
      <text:p text:style-name="P49">Organización del <text:span text:style-name="T29">p</text:span>royecto</text:p>
      <text:p text:style-name="P56">Modelo de <text:span text:style-name="T29">p</text:span>roceso</text:p>
      <text:p text:style-name="P41">Se sigue la metodología de desarrollo PSI <text:span text:style-name="T11">que esta basado en el Proceso Unificado para el desarrollo de software. </text:span></text:p>
      <text:p text:style-name="P42">Esta metodología tiene las siguientes características:</text:p>
      <text:list xml:id="list997249387" text:style-name="L2">
        <text:list-item>
          <text:p text:style-name="P78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79"><text:span text:style-name="T12">Centrado en la arquitectura</text:span><text:span text:style-name="T18">: </text:span><text:span text:style-name="T19">Como no existe un modelo único que abarque todos los aspectos de un sistema, existen </text:span><text:soft-page-break/><text:span text:style-name="T19">muchos modelos y vistas que definen la </text:span><text:span text:style-name="T22">arquitectura de software del sistema a desarrollar.</text:span></text:p>
        </text:list-item>
        <text:list-item>
          <text:p text:style-name="P79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80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77">Análisis de requisitos</text:p>
                    </text:list-item>
                    <text:list-item>
                      <text:p text:style-name="P77">Diseño</text:p>
                    </text:list-item>
                    <text:list-item>
                      <text:p text:style-name="P77">Implementación</text:p>
                    </text:list-item>
                    <text:list-item>
                      <text:p text:style-name="P77">Prueba</text:p>
                    </text:list-item>
                    <text:list-item>
                      <text:p text:style-name="P77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37"/>
      <text:p text:style-name="P57">Responsables</text:p>
      <text:p text:style-name="P60">Responsables definidos <text:span text:style-name="T24">para las primeras actividades descubiertas</text:span> en esta primera versión del documento:</text:p>
      <text:p text:style-name="P6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Descripción</text:p>
          </table:table-cell>
          <table:table-cell table:style-name="Tabla2.A1" office:value-type="string">
            <text:p text:style-name="P23">Responsables</text:p>
          </table:table-cell>
          <table:table-cell table:style-name="Tabla2.C1" office:value-type="string">
            <text:p text:style-name="P23">Involucrados</text:p>
          </table:table-cell>
        </table:table-row>
        <table:table-row>
          <table:table-cell table:style-name="Tabla2.A2" office:value-type="string">
            <text:p text:style-name="P19">Conocer el problema</text:p>
          </table:table-cell>
          <table:table-cell table:style-name="Tabla2.B2" office:value-type="string">
            <text:p text:style-name="P21">Cinthia Lima y Ariel Machini</text:p>
          </table:table-cell>
          <table:table-cell table:style-name="Tabla2.C2" office:value-type="string">
            <text:p text:style-name="P19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0">Documentación</text:p>
          </table:table-cell>
          <table:table-cell table:style-name="Tabla2.B3" office:value-type="string">
            <text:p text:style-name="P21">Cinthia Lima y Ariel Machini</text:p>
          </table:table-cell>
          <table:table-cell table:style-name="Tabla2.C3" office:value-type="string">
            <text:p text:style-name="P19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Especificación de los requerimientos</text:p>
          </table:table-cell>
          <table:table-cell table:style-name="Tabla2.B4" office:value-type="string">
            <text:p text:style-name="P21">Cinthia Lima y Ariel Machini</text:p>
          </table:table-cell>
          <table:table-cell table:style-name="Tabla2.C4" office:value-type="string">
            <text:p text:style-name="P19">Mg. Osiris Sofía,</text:p>
            <text:p text:style-name="P19"><text:span text:style-name="T30">Lic. Esteban Gesto y </text:span><text:soft-page-break/>Lic. Karim Hallar</text:p>
          </table:table-cell>
        </table:table-row>
        <table:table-row>
          <table:table-cell table:style-name="Tabla2.A2" office:value-type="string">
            <text:p text:style-name="P20">Gestión de riesgos</text:p>
          </table:table-cell>
          <table:table-cell table:style-name="Tabla2.B5" office:value-type="string">
            <text:p text:style-name="P21">Cinthia Lima y Ariel Machini</text:p>
          </table:table-cell>
          <table:table-cell table:style-name="Tabla2.C5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</table:table>
      <text:p text:style-name="P37"/>
      <text:p text:style-name="P48">Proceso de <text:span text:style-name="T24">g</text:span>estión</text:p>
      <text:p text:style-name="P57">Objetivos y <text:span text:style-name="T24">p</text:span>rioridades de <text:span text:style-name="T25">g</text:span>estión</text:p>
      <text:p text:style-name="P44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45">Las actividades destacadas de la gestión de proyecto son…</text:p>
      <text:list xml:id="list3146010781" text:style-name="L3">
        <text:list-item>
          <text:p text:style-name="P75">…la planificación y el seguimiento del avance del proyecto,</text:p>
        </text:list-item>
        <text:list-item>
          <text:p text:style-name="P75">las estimaciones y las mediciones,</text:p>
        </text:list-item>
        <text:list-item>
          <text:p text:style-name="P75">la gestión de riesgos,</text:p>
        </text:list-item>
        <text:list-item>
          <text:p text:style-name="P75">el registro de las horas trabajadas (del esfuerzo),</text:p>
        </text:list-item>
        <text:list-item>
          <text:p text:style-name="P75">las reuniones de equipo,</text:p>
        </text:list-item>
        <text:list-item>
          <text:p text:style-name="P75">las reuniones con el cliente,</text:p>
        </text:list-item>
        <text:list-item>
          <text:p text:style-name="P75">la revisión administrativa,</text:p>
        </text:list-item>
        <text:list-item>
          <text:p text:style-name="P75">la evaluación de las fases</text:p>
        </text:list-item>
        <text:list-item>
          <text:p text:style-name="P75">y la evaluación y/o modificación del plan de proyecto.</text:p>
        </text:list-item>
      </text:list>
      <text:p text:style-name="P57"/>
      <text:p text:style-name="P57">Condiciones asumidas, dependencias y restricciones</text:p>
      <text:p text:style-name="P61">El proyecto está enmarcado dentro de la asignatura laboratorio de desarrollo de software, por lo que se verá sujeto a restricciones de tiempo de entrega y a condiciones para la aprobación.</text:p>
      <text:p text:style-name="P37"/>
      <text:p text:style-name="P58">Gestión de <text:span text:style-name="T26">r</text:span>iesgos</text:p>
      <text:p text:style-name="P46">La gestión de riesgos se puede ver en el documento de riesgos.</text:p>
      <text:p text:style-name="P43"><text:soft-page-break/></text:p>
      <text:p text:style-name="P59">Anexos</text:p>
      <text:list xml:id="list4039035543" text:style-name="L4">
        <text:list-item>
          <text:p text:style-name="P76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9</text:page-number><text:s/>DE <text:page-count>9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8E70D8F648F2B7D9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D96CFDF08D88E7F9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24T14:23:53.421121661</dc:date>
    <meta:editing-duration>PT15H23M19S</meta:editing-duration>
    <meta:editing-cycles>88</meta:editing-cycles>
    <meta:generator>LibreOffice/5.4.1.2$Linux_X86_64 LibreOffice_project/ea7cb86e6eeb2bf3a5af73a8f7777ac570321527</meta:generator>
    <meta:document-statistic meta:table-count="5" meta:image-count="3" meta:object-count="0" meta:page-count="9" meta:paragraph-count="178" meta:word-count="962" meta:character-count="5974" meta:non-whitespace-character-count="5188"/>
  </office:meta>
</office:document-meta>
</file>